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9236" officeooo:paragraph-rsid="00189236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tyle="normal" style:text-underline-style="none" fo:font-weight="normal" officeooo:rsid="00226d2d" officeooo:paragraph-rsid="00226d2d" style:font-style-asian="normal" style:font-weight-asian="normal" style:font-style-complex="normal" style:font-weight-complex="normal"/>
    </style:style>
    <style:style style:name="P3" style:family="paragraph" style:parent-style-name="Preformatted_20_Text">
      <style:text-properties officeooo:paragraph-rsid="0023c539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36a63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23c539" officeooo:paragraph-rsid="0023c539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3c539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fc05" officeooo:paragraph-rsid="001cfc0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fc05" officeooo:paragraph-rsid="001e7145" style:font-weight-asian="bold" style:font-weight-complex="bold"/>
    </style:style>
    <style:style style:name="P10" style:family="paragraph" style:parent-style-name="Standard">
      <style:text-properties fo:font-size="9pt" style:text-underline-style="none" officeooo:rsid="001a2f1a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89236" officeooo:paragraph-rsid="00189236" style:font-weight-asian="bold" style:font-weight-complex="bold"/>
    </style:style>
    <style:style style:name="P12" style:family="paragraph" style:parent-style-name="Standard">
      <style:text-properties fo:font-size="12pt" style:text-underline-style="none" officeooo:rsid="001a2f1a" style:font-size-asian="12pt" style:font-size-complex="12pt"/>
    </style:style>
    <style:style style:name="P13" style:family="paragraph" style:parent-style-name="Standard">
      <style:text-properties fo:font-size="12pt" style:text-underline-style="none" officeooo:rsid="001a2f1a" officeooo:paragraph-rsid="0022651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fc05" officeooo:paragraph-rsid="001e714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6d2d" officeooo:paragraph-rsid="00226d2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226d2d" officeooo:paragraph-rsid="0022ac2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6d2d" officeooo:paragraph-rsid="0022ac20" style:font-style-asian="normal" style:font-weight-asian="bold" style:font-style-complex="normal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fc05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officeooo:rsid="00192edc"/>
    </style:style>
    <style:style style:name="T7" style:family="text">
      <style:text-properties officeooo:rsid="001e7145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normal" style:text-underline-style="none" fo:font-weight="normal" officeooo:rsid="00226d2d" style:font-style-asian="normal" style:font-weight-asian="normal" style:font-style-complex="normal" style:font-weight-complex="normal"/>
    </style:style>
    <style:style style:name="T10" style:family="text">
      <style:text-properties officeooo:rsid="0023c5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Assignment No : 2</text:span></text:p>
      <text:p text:style-name="P16"><text:span text:style-name="T1"/></text:p>
      <text:p text:style-name="P16"><text:span text:style-name="T1"/></text:p>
      <text:p text:style-name="P17"><text:span text:style-name="T3"><text:s text:c="46"/></text:span><text:span text:style-name="T8">James I</text:span></text:p>
      <text:p text:style-name="Preformatted_20_Text"><text:s text:c="33"/>|</text:p>
      <text:p text:style-name="Preformatted_20_Text"><text:s text:c="33"/>|</text:p>
      <text:p text:style-name="Preformatted_20_Text"><text:s text:c="16"/>+----------------+-----------------+</text:p>
      <text:p text:style-name="Preformatted_20_Text"><text:s text:c="16"/>| <text:s text:c="33"/>|</text:p>
      <text:p text:style-name="Preformatted_20_Text"><text:s text:c="13"/>Charles I <text:s text:c="25"/>Elizabeth</text:p>
      <text:p text:style-name="Preformatted_20_Text"><text:s text:c="16"/>| <text:s text:c="33"/>|</text:p>
      <text:p text:style-name="Preformatted_20_Text"><text:s text:c="16"/>| <text:s text:c="33"/>|</text:p>
      <text:p text:style-name="Preformatted_20_Text"><text:s text:c="5"/>+----------+------------+ <text:s text:c="20"/>|</text:p>
      <text:p text:style-name="Preformatted_20_Text"><text:s text:c="5"/>| <text:s text:c="9"/>| <text:s text:c="11"/>| <text:s text:c="20"/>|</text:p>
      <text:p text:style-name="Preformatted_20_Text"><text:s/>Catherine <text:s text:c="2"/>Charles II <text:s text:c="2"/>James II <text:s text:c="14"/>Sophia</text:p>
      <text:p text:style-name="Preformatted_20_Text"><text:s text:c="51"/>|</text:p>
      <text:p text:style-name="Preformatted_20_Text"><text:s text:c="51"/>|</text:p>
      <text:p text:style-name="Preformatted_20_Text"><text:s text:c="51"/>|</text:p>
      <text:p text:style-name="P5"><text:s text:c="48"/>George I</text:p>
      <text:p text:style-name="P5"><text:span text:style-name="T9"/></text:p>
      <text:p text:style-name="P6"><text:span text:style-name="T9">Here are the resultant clauses:</text:span></text:p>
      <text:p text:style-name="Preformatted_20_Text"><text:s text:c="2"/>male(james1).</text:p>
      <text:p text:style-name="Preformatted_20_Text"><text:s text:c="2"/>male(charles1).</text:p>
      <text:p text:style-name="Preformatted_20_Text"><text:s text:c="2"/>male(charles2).</text:p>
      <text:p text:style-name="Preformatted_20_Text"><text:s text:c="2"/>male(james2).</text:p>
      <text:p text:style-name="Preformatted_20_Text"><text:s text:c="2"/>male(george1).</text:p>
      <text:p text:style-name="Preformatted_20_Text"/>
      <text:p text:style-name="Preformatted_20_Text"><text:s text:c="2"/>female(catherine).</text:p>
      <text:p text:style-name="Preformatted_20_Text"><text:s text:c="2"/>female(elizabeth).</text:p>
      <text:p text:style-name="Preformatted_20_Text"><text:s text:c="2"/>female(sophia).</text:p>
      <text:p text:style-name="Preformatted_20_Text"/>
      <text:p text:style-name="Preformatted_20_Text"><text:s text:c="2"/>parent(charles1, james1).</text:p>
      <text:p text:style-name="Preformatted_20_Text"><text:s text:c="2"/>parent(elizabeth, james1).</text:p>
      <text:p text:style-name="Preformatted_20_Text"><text:s text:c="2"/>parent(charles2, charles1).</text:p>
      <text:p text:style-name="Preformatted_20_Text"><text:s text:c="2"/>parent(catherine, charles1).</text:p>
      <text:p text:style-name="Preformatted_20_Text"><text:s text:c="2"/>parent(james2, charles1).</text:p>
      <text:p text:style-name="Preformatted_20_Text"><text:s text:c="2"/>parent(sophia, elizabeth).</text:p>
      <text:p text:style-name="P4"><text:s text:c="2"/>parent(george1, sophia).</text:p>
      <text:p text:style-name="P15"/>
      <text:p text:style-name="P2"><text:span text:style-name="T10">H</text:span>ere is how you would formulate the following queries:</text:p>
      <text:p text:style-name="Preformatted_20_Text"/>
      <text:p text:style-name="Preformatted_20_Text"><text:s text:c="5"/>Was George I the parent of Charles I? </text:p>
      <text:p text:style-name="Preformatted_20_Text"><text:s text:c="14"/></text:p>
      <text:p text:style-name="Preformatted_20_Text"><text:tab/><text:tab/>?- parent(charles1,george1).</text:p>
      <text:p text:style-name="Preformatted_20_Text"><text:tab/><text:tab/>false.</text:p>
      <text:p text:style-name="Preformatted_20_Text"><text:tab/><text:tab/><text:tab/><text:tab/></text:p>
      <text:p text:style-name="Preformatted_20_Text"><text:s text:c="5"/>Who was Charles I's parent?</text:p>
      <text:p text:style-name="P3"><text:s text:c="14"/></text:p>
      <text:p text:style-name="P3"><text:tab/><text:tab/>?- parent(charles1,X).</text:p>
      <text:p text:style-name="P3"><text:tab/><text:tab/>X = james1. </text:p>
      <text:p text:style-name="Preformatted_20_Text"/>
      <text:p text:style-name="Preformatted_20_Text"><text:s text:c="5"/>Who were the children of Charles I? <text:s text:c="13"/></text:p>
      <text:p text:style-name="P3"><text:tab/><text:tab/>?- parent(X,charles1).</text:p>
      <text:p text:style-name="P7"><text:tab/><text:tab/>X = charles2 .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28:11.689527516</meta:creation-date>
    <dc:date>2019-10-09T11:12:36.488195578</dc:date>
    <meta:editing-duration>PT36M39S</meta:editing-duration>
    <meta:editing-cycles>13</meta:editing-cycles>
    <meta:generator>LibreOffice/6.0.7.3$Linux_X86_64 LibreOffice_project/00m0$Build-3</meta:generator>
    <meta:print-date>2019-10-09T10:49:54.283561258</meta:print-date>
    <meta:document-statistic meta:table-count="0" meta:image-count="0" meta:object-count="0" meta:page-count="1" meta:paragraph-count="45" meta:word-count="109" meta:character-count="1469" meta:non-whitespace-character-count="697"/>
  </office:meta>
</office:document-meta>
</file>